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fce1" officeooo:paragraph-rsid="000bfce1"/>
    </style:style>
    <style:style style:name="P2" style:family="paragraph" style:parent-style-name="Standard" style:list-style-name="L1">
      <style:text-properties officeooo:rsid="000bfce1" officeooo:paragraph-rsid="000bfce1"/>
    </style:style>
    <style:style style:name="P3" style:family="paragraph" style:parent-style-name="Standard" style:list-style-name="L2">
      <style:text-properties officeooo:rsid="000bfce1" officeooo:paragraph-rsid="000bfce1"/>
    </style:style>
    <style:style style:name="P4" style:family="paragraph" style:parent-style-name="Standard" style:list-style-name="L6">
      <style:text-properties officeooo:paragraph-rsid="000d30d9"/>
    </style:style>
    <style:style style:name="P5" style:family="paragraph" style:parent-style-name="Standard" style:list-style-name="L6">
      <style:text-properties officeooo:paragraph-rsid="000e9f61"/>
    </style:style>
    <style:style style:name="P6" style:family="paragraph" style:parent-style-name="Standard" style:list-style-name="L6">
      <style:text-properties officeooo:rsid="000d30d9" officeooo:paragraph-rsid="000d30d9"/>
    </style:style>
    <style:style style:name="P7" style:family="paragraph" style:parent-style-name="Standard">
      <style:text-properties officeooo:rsid="000d30d9" officeooo:paragraph-rsid="000d30d9"/>
    </style:style>
    <style:style style:name="P8" style:family="paragraph" style:parent-style-name="Standard" style:list-style-name="L7">
      <style:text-properties officeooo:rsid="000d30d9" officeooo:paragraph-rsid="000d30d9"/>
    </style:style>
    <style:style style:name="P9" style:family="paragraph" style:parent-style-name="Standard" style:list-style-name="L6">
      <style:text-properties officeooo:rsid="000e9f61" officeooo:paragraph-rsid="000e9f61"/>
    </style:style>
    <style:style style:name="P10" style:family="paragraph" style:parent-style-name="Standard" style:list-style-name="L2">
      <style:text-properties officeooo:rsid="000e9f61" officeooo:paragraph-rsid="000e9f61"/>
    </style:style>
    <style:style style:name="T1" style:family="text">
      <style:text-properties officeooo:rsid="000bfce1"/>
    </style:style>
    <style:style style:name="T2" style:family="text">
      <style:text-properties style:font-name="Liberation Serif1" officeooo:rsid="000bfce1"/>
    </style:style>
    <style:style style:name="T3" style:family="text">
      <style:text-properties officeooo:rsid="000d30d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9f61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A p. 62 : La peor época</text:p>
      <text:p text:style-name="P1"/>
      <text:p text:style-name="P1"><text:span text:style-name="T3">5</text:span>.</text:p>
      <text:list xml:id="list1544485602475299466" text:style-name="L1">
        <text:list-item>
          <text:p text:style-name="P2">//</text:p>
          <text:p text:style-name="P2">el capricho (l.20)</text:p>
        </text:list-item>
      </text:list>
      <text:p text:style-name="P1"/>
      <text:p text:style-name="P1"/>
      <text:list xml:id="list1873290720597623753" text:style-name="L6">
        <text:list-item>
          <text:p text:style-name="P4"><text:span text:style-name="T2">¿</text:span><text:span text:style-name="T1">Qué piensas del comportamiento de los agricultores y de la policía?</text:span></text:p>
          <text:list>
            <text:list-item>
              <text:p text:style-name="P6">No respectan las leyes, y juegan con la vida de los //</text:p>
            </text:list-item>
            <text:list-item>
              <text:p text:style-name="P9"/>
            </text:list-item>
          </text:list>
        </text:list-item>
        <text:list-item>
          <text:p text:style-name="P4"><text:span text:style-name="T1">Espacios e Intercambios : 2 argumentos</text:span></text:p>
          <text:list>
            <text:list-item>
              <text:p text:style-name="P9">Movimiento de los trabajadores, de la mano de obra</text:p>
            </text:list-item>
            <text:list-item>
              <text:p text:style-name="P9"/>
            </text:list-item>
          </text:list>
          <text:p text:style-name="P4"><text:span text:style-name="T1">Mitos y Héroes : 1 argument</text:span></text:p>
          <text:list text:continue-numbering="true">
            <text:list-item>
              <text:p text:style-name="P9">El policía es un antihéroe porqué no respecta su papel justiciero</text:p>
            </text:list-item>
            <text:list-item>
              <text:p text:style-name="P9">Héroes</text:p>
              <text:list>
                <text:list-item>
                  <text:p text:style-name="P5"><text:span text:style-name="T5">Los inmigrantes quieren ir a EEUU para ganar dinero para vivir con sus familias</text:span></text:p>
                </text:list-item>
                <text:list-item>
                  <text:p text:style-name="P5"/>
                </text:list-item>
              </text:list>
            </text:list-item>
          </text:list>
        </text:list-item>
      </text:list>
      <text:p text:style-name="P1"/>
      <text:p text:style-name="P1"/>
      <text:p text:style-name="P7">Grammaire :</text:p>
      <text:list xml:id="list6011283665408445685" text:style-name="L7">
        <text:list-item>
          <text:p text:style-name="P8">me parece normal que + [<text:span text:style-name="T6">ind</text:span>]</text:p>
          <text:list>
            <text:list-item>
              <text:p text:style-name="P8"><text:span text:style-name="T4">no</text:span> me parece normal que + [<text:span text:style-name="T6">subj</text:span>]</text:p>
            </text:list-item>
          </text:list>
        </text:list-item>
      </text:list>
      <text:p text:style-name="P1"/>
      <text:p text:style-name="P1"/>
      <text:p text:style-name="P1">Lexique :</text:p>
      <text:list xml:id="list1512927617774614476" text:style-name="L2">
        <text:list-item>
          <text:p text:style-name="P3">Un capricho = un caprice</text:p>
        </text:list-item>
        <text:list-item>
          <text:p text:style-name="P10">Un papel = un rôle</text:p>
        </text:list-item>
        <text:list-item>
          <text:p text:style-name="P10">Un justiciero</text:p>
        </text:list-item>
        <text:list-item>
          <text:p text:style-name="P10">Una hazaña = un explo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9:25:57.216000000</meta:creation-date>
    <dc:date>2019-01-21T09:54:21.102000000</dc:date>
    <meta:editing-duration>PT7M26S</meta:editing-duration>
    <meta:editing-cycles>1</meta:editing-cycles>
    <meta:document-statistic meta:table-count="0" meta:image-count="0" meta:object-count="0" meta:page-count="1" meta:paragraph-count="23" meta:word-count="135" meta:character-count="614" meta:non-whitespace-character-count="517"/>
    <meta:generator>LibreOffice/5.1.6.2$Windows_x86 LibreOffice_project/07ac168c60a517dba0f0d7bc7540f5afa45f0909</meta:generator>
  </office:meta>
</office:document-meta>
</file>